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ef181"/>
    </style:style>
    <style:style style:name="P2" style:family="paragraph" style:parent-style-name="Standard">
      <style:paragraph-properties fo:text-align="start" style:justify-single-word="false"/>
      <style:text-properties officeooo:paragraph-rsid="000f3296"/>
    </style:style>
    <style:style style:name="P3" style:family="paragraph" style:parent-style-name="Standard">
      <style:paragraph-properties fo:text-align="start" style:justify-single-word="false"/>
      <style:text-properties officeooo:paragraph-rsid="00112f23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2pt" officeooo:rsid="000ef181" officeooo:paragraph-rsid="000ef18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byssinica SIL" fo:font-size="12pt" officeooo:paragraph-rsid="000ef18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byssinica SIL" fo:font-size="12pt" officeooo:rsid="000f3296" officeooo:paragraph-rsid="000f329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byssinica SIL" fo:font-size="12pt" officeooo:rsid="00112f23" officeooo:paragraph-rsid="00112f23" style:font-size-asian="12pt" style:font-size-complex="12pt"/>
    </style:style>
    <style:style style:name="P8" style:family="paragraph" style:parent-style-name="Preformatted_20_Text">
      <style:text-properties style:font-name="Abyssinica SIL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ef181"/>
    </style:style>
    <style:style style:name="T2" style:family="text">
      <style:text-properties style:font-name="Abyssinica SIL" fo:font-size="12pt" style:font-size-asian="12pt" style:font-size-complex="12pt"/>
    </style:style>
    <style:style style:name="T3" style:family="text">
      <style:text-properties style:font-name="Abyssinica SIL" fo:font-size="12pt" officeooo:rsid="000ef181" style:font-size-asian="12pt" style:font-size-complex="12pt"/>
    </style:style>
    <style:style style:name="T4" style:family="text">
      <style:text-properties style:font-name="Abyssinica SIL" fo:font-size="12pt" officeooo:rsid="00112f23" style:font-size-asian="12pt" style:font-size-complex="12pt"/>
    </style:style>
    <style:style style:name="T5" style:family="text">
      <style:text-properties officeooo:rsid="000f3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Download nasm </text:span><text:a xlink:type="simple" xlink:href="http://www.nasm.us/pub/nasm/releasebuilds/2.14.02/nasm-2.14.02.tar.xz" text:style-name="Internet_20_link" text:visited-style-name="Visited_20_Internet_20_Link"><text:span text:style-name="T2">http://www.nasm.us/pub/nasm/releasebuilds/2.14.02/nasm-2.14.02.tar.xz</text:span></text:a></text:p>
      <text:p text:style-name="P4">2. extract the downloaded file</text:p>
      <text:p text:style-name="P4">3. open terminal in folder</text:p>
      <text:p text:style-name="P5"><text:span text:style-name="T1">4. run</text:span></text:p>
      <text:p text:style-name="P1"><text:span text:style-name="T3">“</text:span><text:span text:style-name="User_20_Entry"><text:span text:style-name="T2">./configure --prefix=/usr &amp;&amp; make”</text:span></text:span></text:p>
      <text:p text:style-name="P2"><text:span text:style-name="User_20_Entry"><text:span text:style-name="T3">5. run</text:span></text:span></text:p>
      <text:p text:style-name="P2"><text:span text:style-name="User_20_Entry"><text:span text:style-name="T3">“sudo make install” </text:span></text:span></text:p>
      <text:p text:style-name="P2"><text:span text:style-name="User_20_Entry"><text:span text:style-name="T3">and add password</text:span></text:span></text:p>
      <text:p text:style-name="P1"><text:span text:style-name="User_20_Entry"><text:span text:style-name="T3">6. download libjpeg-turbo </text:span></text:span><text:a xlink:type="simple" xlink:href="https://downloads.sourceforge.net/libjpeg-turbo/libjpeg-turbo-2.0.2.tar.gz" text:style-name="Internet_20_link" text:visited-style-name="Visited_20_Internet_20_Link"><text:span text:style-name="User_20_Entry"><text:span text:style-name="T3">https://downloads.sourceforge.net/libjpeg-turbo/libjpeg-turbo-2.0.2.tar.gz</text:span></text:span></text:a></text:p>
      <text:p text:style-name="P1"><text:span text:style-name="User_20_Entry"><text:span text:style-name="T2"/></text:span></text:p>
      <text:p text:style-name="P1"><text:span text:style-name="User_20_Entry"><text:span text:style-name="T3">7. extract the downloaded file</text:span></text:span></text:p>
      <text:p text:style-name="P1"><text:span text:style-name="User_20_Entry"><text:span text:style-name="T3">8. run</text:span></text:span></text:p>
      <text:p text:style-name="P1"><text:span text:style-name="User_20_Entry"><text:span text:style-name="T3">“mkdir build &amp;&amp;</text:span></text:span></text:p>
      <text:p text:style-name="Preformatted_20_Text"><text:span text:style-name="User_20_Entry"><text:span text:style-name="T2">cd <text:s text:c="3"/>build &amp;&amp;</text:span></text:span></text:p>
      <text:p text:style-name="P8"/>
      <text:p text:style-name="Preformatted_20_Text"><text:span text:style-name="User_20_Entry"><text:span text:style-name="T2">cmake -DCMAKE_INSTALL_PREFIX=/usr \</text:span></text:span></text:p>
      <text:p text:style-name="Preformatted_20_Text"><text:span text:style-name="User_20_Entry"><text:span text:style-name="T2"><text:s text:c="6"/>-DCMAKE_BUILD_TYPE=RELEASE <text:s/>\</text:span></text:span></text:p>
      <text:p text:style-name="Preformatted_20_Text"><text:span text:style-name="User_20_Entry"><text:span text:style-name="T2"><text:s text:c="6"/>-DENABLE_STATIC=FALSE <text:s text:c="6"/>\</text:span></text:span></text:p>
      <text:p text:style-name="Preformatted_20_Text"><text:span text:style-name="User_20_Entry"><text:span text:style-name="T2"><text:s text:c="6"/>-DCMAKE_INSTALL_DOCDIR=/usr/share/doc/libjpeg-turbo-2.0.2 \</text:span></text:span></text:p>
      <text:p text:style-name="Preformatted_20_Text"><text:span text:style-name="User_20_Entry"><text:span text:style-name="T2"><text:s text:c="6"/>-DCMAKE_INSTALL_DEFAULT_LIBDIR=lib <text:s/>\</text:span></text:span></text:p>
      <text:p text:style-name="Preformatted_20_Text"><text:span text:style-name="User_20_Entry"><text:span text:style-name="T2"><text:s text:c="6"/>.. &amp;&amp;</text:span></text:span></text:p>
      <text:p text:style-name="P9"><text:span text:style-name="User_20_Entry"><text:span text:style-name="T2">mak</text:span></text:span><text:span text:style-name="User_20_Entry"><text:span text:style-name="T3">e”</text:span></text:span></text:p>
      <text:p text:style-name="P4">9. <text:span text:style-name="T5">run</text:span></text:p>
      <text:p text:style-name="P4">“<text:span text:style-name="T5">sudo make install”</text:span></text:p>
      <text:p text:style-name="P6">and add password</text:p>
      <text:p text:style-name="P6"/>
      <text:p text:style-name="P7">10. if an error appears while running the gui about openGl library(if noone installed before the openGl lib) so run</text:p>
      <text:p text:style-name="P3"><text:span text:style-name="T4">“</text:span><text:span text:style-name="Source_20_Text">sudo apt-get install libglu1-mesa-dev freeglut3-dev mesa-common-dev</text:span></text:p>
      <text:p text:style-name="P7">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3:44:19.794463141</meta:creation-date>
    <dc:date>2019-08-31T22:55:12.649313742</dc:date>
    <meta:editing-duration>PT8H39M2S</meta:editing-duration>
    <meta:editing-cycles>1</meta:editing-cycles>
    <meta:document-statistic meta:table-count="0" meta:image-count="0" meta:object-count="0" meta:page-count="1" meta:paragraph-count="26" meta:word-count="95" meta:character-count="844" meta:non-whitespace-character-count="734"/>
    <meta:generator>LibreOffice/5.1.6.2$Linux_X86_64 LibreOffice_project/10m0$Build-2</meta:generator>
  </office:meta>
</office:document-meta>
</file>